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3"/>
    <style:style style:name="P17" style:family="paragraph" style:parent-style-name="Heading_20_1" style:list-style-name="WWNum3">
      <style:paragraph-properties fo:margin-top="0.0398in" fo:margin-bottom="0in" loext:contextual-spacing="false"/>
    </style:style>
    <style:style style:name="P18" style:family="paragraph" style:parent-style-name="Heading_20_1" style:list-style-name="WWNum3">
      <style:paragraph-properties fo:margin-top="0in" fo:margin-bottom="0in" loext:contextual-spacing="false"/>
    </style:style>
    <style:style style:name="P19" style:family="paragraph" style:parent-style-name="Heading_20_1" style:list-style-name="WWNum3">
      <style:paragraph-properties fo:margin-top="0in" fo:margin-bottom="0.0429in" loext:contextual-spacing="false"/>
    </style:style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</text:span><text:span text:style-name="T2"><text:line-break/></text:span><text:span text:style-name="T3">Unidad 04. Guía de estudio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4. Máquinas virtuales y contenedores</text:span></text:p>
      <text:list xml:id="list3685189035" text:style-name="WWNum3">
        <text:list-item>
          <text:p text:style-name="P16"><text:bookmark text:name="_dbh0n1vac4c8"/>Fechas</text:p>
        </text:list-item>
      </text:list>
      <text:p text:style-name="Standard">Del 20/10/2025 al 26/10/2025. La duración de la unidad es de 1 semana (8 horas).</text:p>
      <text:list xml:id="list91537038286900" text:continue-numbering="true" text:style-name="WWNum3">
        <text:list-item>
          <text:p text:style-name="P17"><text:bookmark text:name="_35ynxtfrmuvw"/>Conocimientos previos</text:p>
        </text:list-item>
      </text:list>
      <text:list xml:id="list893890949" text:style-name="WWNum1">
        <text:list-item>
          <text:p text:style-name="P6">Unidades anteriores, especialmente la unidad 03.</text:p>
        </text:list-item>
      </text:list>
      <text:list xml:id="list91536107582525" text:continue-list="list91537038286900" text:style-name="WWNum3">
        <text:list-item>
          <text:p text:style-name="P18"><text:bookmark text:name="_1w7nzw2o20ar"/><text:s/>Objetivos</text:p>
        </text:list-item>
      </text:list>
      <text:list xml:id="list2718386546" text:style-name="WWNum2">
        <text:list-item>
          <text:p text:style-name="P7">Aprender qué es una máquina virtual.</text:p>
        </text:list-item>
        <text:list-item>
          <text:p text:style-name="P7">Aprender a instalar un sistema operativo en una máquina virtual.</text:p>
        </text:list-item>
        <text:list-item>
          <text:p text:style-name="P7">Aprender qué es un contenedor.</text:p>
        </text:list-item>
        <text:list-item>
          <text:p text:style-name="P7">Aprender a usar contenedores Docker.</text:p>
        </text:list-item>
        <text:list-item>
          <text:p text:style-name="P7">Aprender a usar condicionales en Python (sentencia If/Else).</text:p>
        </text:list-item>
      </text:list>
      <text:list xml:id="list91535218218528" text:continue-list="list91536107582525" text:style-name="WWNum3">
        <text:list-item>
          <text:p text:style-name="P18"><text:bookmark text:name="_u76wnfr4jev9"/>Contenidos</text:p>
        </text:list-item>
      </text:list>
      <text:list xml:id="list400718594" text:style-name="WWNum4">
        <text:list-item>
          <text:p text:style-name="P8">Tipos de máquinas virtuales.</text:p>
        </text:list-item>
        <text:list-item>
          <text:p text:style-name="P8">VirtualBox.</text:p>
        </text:list-item>
        <text:list-item>
          <text:p text:style-name="P8">Docker.</text:p>
        </text:list-item>
        <text:list-item>
          <text:p text:style-name="P8">Condicionales en Python (sentencia If/Else).</text:p>
        </text:list-item>
      </text:list>
      <text:list xml:id="list91536657898574" text:continue-list="list91535218218528" text:style-name="WWNum3">
        <text:list-item>
          <text:p text:style-name="P18"><text:bookmark text:name="_a1okclatiswm"/>Actividades</text:p>
        </text:list-item>
      </text:list>
      <text:list xml:id="list3146025978" text:style-name="WWNum5">
        <text:list-item>
          <text:p text:style-name="P9">Actividades de investigación y desarrollo, intentando instalar un arranque dual con Windows 10 y Ubuntu (Linux).</text:p>
        </text:list-item>
        <text:list-item>
          <text:p text:style-name="P9">Actividades de investigación y desarrollo usando Docker.</text:p>
        </text:list-item>
        <text:list-item>
          <text:p text:style-name="P9">Actividades de Python.</text:p>
        </text:list-item>
      </text:list>
      <text:list xml:id="list91536210069015" text:continue-list="list91536657898574" text:style-name="WWNum3">
        <text:list-item>
          <text:p text:style-name="P19"><text:bookmark text:name="_7kljffjw728v"/>Recomendaciones</text:p>
        </text:list-item>
      </text:list>
      <text:p text:style-name="P10">Es muy importante acudir a las TC con los conceptos principales estudi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4. Máquinas virtuales y contenedores</text:span></text:p>
      </style:header>
      <style:footer>
        <text:p text:style-name="MP4"><text:span text:style-name="MT1">CFGS DAM/DAW<text:tab/><text:tab/>Unidad 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8" meta:word-count="164" meta:character-count="1048" meta:non-whitespace-character-count="927"/>
    <meta:generator>LibreOfficeDev/6.0.5.2$Linux_X86_64 LibreOffice_project/</meta:generator>
  </office:meta>
</office:document-meta>
</file>